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e7f0" draw:textarea-horizontal-align="justify" draw:textarea-vertical-align="middle" draw:auto-grow-height="false" draw:shadow="hidden" draw:shadow-offset-x="0.2cm" draw:shadow-offset-y="0.2cm" draw:shadow-color="#b3b3b3" draw:shadow-opacity="55%"/>
    </style:style>
    <style:style style:name="gr2" style:family="graphic" style:parent-style-name="standard">
      <style:graphic-properties draw:stroke="none" svg:stroke-color="#000000" draw:fill-color="#1993b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-color="#80c2da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6cm" fo:min-width="6.127cm"/>
    </style:style>
    <style:style style:name="gr5" style:family="graphic" style:parent-style-name="standard">
      <style:graphic-properties draw:stroke="none" svg:stroke-color="#000000" draw:fill-color="#9bca52" draw:textarea-vertical-align="middle" draw:auto-grow-height="false"/>
    </style:style>
    <style:style style:name="gr6" style:family="graphic" style:parent-style-name="standard">
      <style:graphic-properties draw:stroke="none" svg:stroke-color="#000000" draw:fill-color="#ffffff" draw:textarea-vertical-align="middle" draw:auto-grow-height="false"/>
    </style:style>
    <style:style style:name="gr7" style:family="graphic" style:parent-style-name="standard">
      <style:graphic-properties draw:stroke="none" svg:stroke-color="#ffffff" draw:fill="none" draw:fill-color="#ffffff" draw:textarea-horizontal-align="left" draw:auto-grow-width="true"/>
    </style:style>
    <style:style style:name="gr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svg:stroke-color="#ffffff" draw:marker-start-width="0.1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ffff" draw:marker-start-width="0.2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family="Arial" style:font-family-generic="swiss" style:font-pitch="variable" fo:font-size="12pt"/>
    </style:style>
    <style:style style:name="P2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12pt" fo:font-weight="bold" style:font-size-asian="18pt" style:font-size-complex="1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 style:font-size-asian="18pt" style:font-size-complex="18pt"/>
    </style:style>
    <style:style style:name="P6" style:family="paragraph">
      <style:paragraph-properties fo:margin-left="0cm" fo:margin-right="0cm" fo:text-align="center" fo:text-indent="0cm"/>
      <style:text-properties fo:color="#999999" fo:font-family="Arial" style:font-family-generic="swiss" style:font-pitch="variable" fo:font-size="10.5pt" fo:font-weight="bold" style:font-size-asian="18pt" style:font-size-complex="18pt"/>
    </style:style>
    <style:style style:name="P7" style:family="paragraph">
      <style:paragraph-properties fo:margin-left="0cm" fo:margin-right="0cm" fo:text-indent="0cm"/>
      <style:text-properties fo:color="#ffffff" fo:font-size="10.5pt" fo:font-weight="bold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color="#ffffff" fo:font-size="12pt" fo:font-weight="bold" style:font-size-asian="18pt" style:font-size-complex="18pt"/>
    </style:style>
    <style:style style:name="T1" style:family="text">
      <style:text-properties fo:color="#ffffff" fo:font-family="Arial" style:font-family-generic="swiss" style:font-pitch="variable" fo:font-size="12pt" fo:font-weight="bold" style:font-size-asian="18pt" style:font-size-complex="18pt"/>
    </style:style>
    <style:style style:name="T2" style:family="text">
      <style:text-properties fo:font-family="Arial" style:font-family-generic="swiss" style:font-pitch="variable" fo:font-size="12pt" fo:font-weight="bold" style:font-size-asian="18pt" style:font-size-complex="18pt"/>
    </style:style>
    <style:style style:name="T3" style:family="text">
      <style:text-properties fo:color="#999999" fo:font-family="Arial" style:font-family-generic="swiss" style:font-pitch="variable" fo:font-size="10.5pt" fo:font-weight="bold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12.5cm" svg:height="10.199cm" svg:x="1cm" svg:y="1.5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366.0438924267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842cm" svg:height="8.881cm" svg:x="1.329cm" svg:y="2.5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736.774359634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1.426cm" svg:height="1.265cm" svg:x="1.574cm" svg:y="2.8cm">
          <text:p text:style-name="P3"><text:span text:style-name="T1">Dispatcher Serv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58.920539730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7.644cm" svg:height="1.146cm" svg:x="1.066cm" svg:y="1.587cm">
          <draw:text-box>
            <text:p text:style-name="P4"><text:span text:style-name="T2">Cocoon Servlet-Service Framework</text:span></text:p>
          </draw:text-box>
        </draw:frame>
        <draw:custom-shape draw:style-name="gr5" draw:text-style-name="P2" draw:layer="layout" svg:width="11.5cm" svg:height="6.144cm" svg:x="1.5cm" svg:y="4.44cm"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19.069260134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96cm" svg:height="1.5cm" svg:x="2.304cm" svg:y="5.3cm">
          <text:p text:style-name="P3"><text:span text:style-name="T3">Servlet</text:span><text:span text:style-name="T3"><text:line-break/></text:span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96cm" svg:height="1.5cm" svg:x="3.404cm" svg:y="7.9cm">
          <text:p text:style-name="P3"><text:span text:style-name="T3">Servlet</text:span><text:span text:style-name="T3"><text:line-break/></text:span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96cm" svg:height="1.5cm" svg:x="6.304cm" svg:y="5.6cm">
          <text:p text:style-name="P3"><text:span text:style-name="T3">Servlet</text:span><text:span text:style-name="T3"><text:line-break/></text:span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2.596cm" svg:height="1.5cm" svg:x="9.604cm" svg:y="7.7cm">
          <text:p text:style-name="P3"><text:span text:style-name="T3">Servlet</text:span><text:span text:style-name="T3"><text:line-break/></text:span><text:span text:style-name="T3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24.505665407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7.474cm" svg:height="0.674cm" svg:x="5.892cm" svg:y="10.636cm">
          <draw:text-box>
            <text:p text:style-name="P7">managed by servlet container (web.xml)</text:p>
          </draw:text-box>
        </draw:frame>
        <draw:frame draw:style-name="gr8" draw:text-style-name="P7" draw:layer="layout" svg:width="3.901cm" svg:height="0.674cm" svg:x="9.124cm" svg:y="9.94cm">
          <draw:text-box>
            <text:p text:style-name="P7">managed by Spring</text:p>
          </draw:text-box>
        </draw:frame>
        <draw:line draw:style-name="gr9" draw:text-style-name="P8" draw:layer="layout" svg:x1="3.674cm" svg:y1="4.052cm" svg:x2="3.681cm" svg:y2="5.3cm">
          <text:p text:style-name="P4"/>
        </draw:line>
        <draw:line draw:style-name="gr9" draw:text-style-name="P8" draw:layer="layout" svg:x1="7.575cm" svg:y1="4.052cm" svg:x2="7.585cm" svg:y2="5.6cm">
          <text:p text:style-name="P4"/>
        </draw:line>
        <draw:line draw:style-name="gr10" draw:text-style-name="P8" draw:layer="layout" svg:x1="2.675cm" svg:y1="6.752cm" svg:x2="2.685cm" svg:y2="8.609cm">
          <text:p text:style-name="P4"/>
        </draw:line>
        <draw:line draw:style-name="gr10" draw:text-style-name="P8" draw:layer="layout" svg:x1="6.875cm" svg:y1="6.653cm" svg:x2="6.885cm" svg:y2="8.51cm">
          <text:p text:style-name="P4"/>
        </draw:line>
        <draw:line draw:style-name="gr9" draw:text-style-name="P8" draw:layer="layout" svg:x1="6.83cm" svg:y1="8.5cm" svg:x2="9.559cm" svg:y2="8.5cm">
          <text:p text:style-name="P4"/>
        </draw:line>
        <draw:line draw:style-name="gr9" draw:text-style-name="P8" draw:layer="layout" svg:x1="2.639cm" svg:y1="8.634cm" svg:x2="3.404cm" svg:y2="8.628cm">
          <text:p text:style-name="P4"/>
        </draw:line>
        <draw:frame draw:style-name="gr8" draw:text-style-name="P9" draw:layer="layout" svg:width="1.471cm" svg:height="0.738cm" svg:x="6.824cm" svg:y="7.84cm">
          <draw:text-box>
            <text:p text:style-name="P9">uses</text:p>
          </draw:text-box>
        </draw:frame>
        <draw:frame draw:style-name="gr8" draw:text-style-name="P9" draw:layer="layout" svg:width="2.106cm" svg:height="0.738cm" draw:transform="rotate (1.5707963267946) translate (1.993cm 8.946cm)">
          <draw:text-box>
            <text:p text:style-name="P9">extends</text:p>
          </draw:text-box>
        </draw:frame>
        <draw:frame draw:style-name="gr8" draw:text-style-name="P9" draw:layer="layout" svg:width="2.03cm" svg:height="0.738cm" svg:x="7.525cm" svg:y="4.44cm">
          <draw:text-box>
            <text:p text:style-name="P9">mounts</text:p>
          </draw:text-box>
        </draw:frame>
        <draw:frame draw:style-name="gr8" draw:text-style-name="P9" draw:layer="layout" svg:width="2.03cm" svg:height="0.738cm" svg:x="3.625cm" svg:y="4.44cm">
          <draw:text-box>
            <text:p text:style-name="P9">mou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Reinhard Pötz</meta:initial-creator>
    <meta:creation-date>2007-08-03T15:16:14</meta:creation-date>
    <dc:creator>Reinhard Pötz</dc:creator>
    <dc:date>2008-01-25T18:58:49</dc:date>
    <dc:language>de-AT</dc:language>
    <meta:editing-cycles>10</meta:editing-cycles>
    <meta:editing-duration>PT2H42M47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